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3ee60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ee60d" officeooo:paragraph-rsid="003ee60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ee60d" officeooo:paragraph-rsid="0031173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03201" officeooo:paragraph-rsid="00403201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486a17" officeooo:paragraph-rsid="00486a1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cd284" officeooo:paragraph-rsid="005cd284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86a17" officeooo:paragraph-rsid="00486a1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ae4" officeooo:paragraph-rsid="0048f77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bcbde" officeooo:paragraph-rsid="005bcbd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1" fo:font-size="12pt" officeooo:rsid="00403201" officeooo:paragraph-rsid="00403201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ee60d" officeooo:paragraph-rsid="003ee60d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5cd284" officeooo:paragraph-rsid="005cd284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5cd284" officeooo:paragraph-rsid="0058c342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58c342" officeooo:paragraph-rsid="0058c342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5e695d" officeooo:paragraph-rsid="005e695d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1" fo:font-size="12pt" officeooo:rsid="0045ce6d" officeooo:paragraph-rsid="0045ce6d" style:font-size-asian="12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rsid="005ab663" officeooo:paragraph-rsid="005ab663" style:font-size-asian="12pt" style:font-size-complex="12pt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rsid="004ae4fb" officeooo:paragraph-rsid="004ae4fb" style:font-size-asian="12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paragraph-rsid="00403201" style:font-size-asian="12pt" style:font-size-complex="12pt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rsid="005bcbde" officeooo:paragraph-rsid="005bcbde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7" style:family="paragraph" style:parent-style-name="Standard" style:list-style-name="L3">
      <style:paragraph-properties fo:text-align="start" style:justify-single-word="false"/>
      <style:text-properties officeooo:paragraph-rsid="0045ce6d"/>
    </style:style>
    <style:style style:name="P28" style:family="paragraph" style:parent-style-name="Standard">
      <style:paragraph-properties fo:text-align="start" style:justify-single-word="false"/>
      <style:text-properties officeooo:paragraph-rsid="0064690b"/>
    </style:style>
    <style:style style:name="P29" style:family="paragraph" style:parent-style-name="Standard" style:list-style-name="L7">
      <style:paragraph-properties fo:text-align="start" style:justify-single-word="false"/>
      <style:text-properties officeooo:rsid="004ae4fb" officeooo:paragraph-rsid="004ae4fb"/>
    </style:style>
    <style:style style:name="P30" style:family="paragraph" style:parent-style-name="Standard" style:list-style-name="L8">
      <style:text-properties officeooo:paragraph-rsid="003148d5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4690b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4690b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1" fo:font-size="12pt" officeooo:rsid="00179cd7" style:font-size-asian="12pt" style:font-size-complex="12pt"/>
    </style:style>
    <style:style style:name="T2" style:family="text">
      <style:text-properties style:text-line-through-style="none" style:text-line-through-type="none" style:font-name="DejaVu Sans Condensed1" fo:font-size="12pt" officeooo:rsid="004609d1" style:font-size-asian="12pt" style:font-size-complex="12pt"/>
    </style:style>
    <style:style style:name="T3" style:family="text">
      <style:text-properties style:text-line-through-style="none" style:text-line-through-type="none" style:font-name="DejaVu Sans Condensed1" fo:font-size="12pt" officeooo:rsid="0045ce6d" style:font-size-asian="12pt" style:font-size-complex="12pt"/>
    </style:style>
    <style:style style:name="T4" style:family="text">
      <style:text-properties style:text-line-through-style="none" style:text-line-through-type="none" style:font-name="DejaVu Sans Condensed1" fo:font-size="12pt" officeooo:rsid="0058c342" style:font-size-asian="12pt" style:font-size-complex="12pt"/>
    </style:style>
    <style:style style:name="T5" style:family="text">
      <style:text-properties style:text-line-through-style="none" style:text-line-through-type="none" style:font-name="DejaVu Sans Condensed1" fo:font-size="12pt" officeooo:rsid="00179cd7" style:font-size-asian="12pt" style:font-name-complex="DejaVu Sans Condensed2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4bfc4" style:font-weight-asian="normal" style:font-weight-complex="normal"/>
    </style:style>
    <style:style style:name="T8" style:family="text">
      <style:text-properties fo:font-weight="normal" officeooo:rsid="00403201" style:font-weight-asian="normal" style:font-weight-complex="normal"/>
    </style:style>
    <style:style style:name="T9" style:family="text">
      <style:text-properties fo:font-weight="normal" officeooo:rsid="0058027c" style:font-weight-asian="normal" style:font-weight-complex="normal"/>
    </style:style>
    <style:style style:name="T10" style:family="text">
      <style:text-properties fo:font-weight="normal" officeooo:rsid="0058c342" style:font-weight-asian="normal" style:font-weight-complex="normal"/>
    </style:style>
    <style:style style:name="T11" style:family="text">
      <style:text-properties fo:font-weight="normal" officeooo:rsid="005cd284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ee60d" style:font-weight-asian="bold" style:font-weight-complex="bold"/>
    </style:style>
    <style:style style:name="T14" style:family="text">
      <style:text-properties fo:font-weight="bold" officeooo:rsid="005cd284" style:font-weight-asian="bold" style:font-weight-complex="bold"/>
    </style:style>
    <style:style style:name="T15" style:family="text">
      <style:text-properties fo:font-weight="bold" officeooo:rsid="005e695d" style:font-weight-asian="bold" style:font-weight-complex="bold"/>
    </style:style>
    <style:style style:name="T16" style:family="text">
      <style:text-properties fo:font-weight="bold" officeooo:rsid="0058c342" style:font-weight-asian="bold" style:font-weight-complex="bold"/>
    </style:style>
    <style:style style:name="T17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3ee60d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5ab663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5cd284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de971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ee60d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5ab663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5cd284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604fe1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614798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62bca7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64690b" style:font-size-asian="12pt" style:font-weight-asian="bold" style:font-size-complex="12pt" style:font-weight-complex="bold"/>
    </style:style>
    <style:style style:name="T33" style:family="text">
      <style:text-properties officeooo:rsid="0057a8f0"/>
    </style:style>
    <style:style style:name="T34" style:family="text">
      <style:text-properties officeooo:rsid="0058c342"/>
    </style:style>
    <style:style style:name="T35" style:family="text">
      <style:text-properties style:font-name="DejaVu Sans Condensed" style:font-name-complex="DejaVu Sans Condensed2"/>
    </style:style>
    <style:style style:name="T36" style:family="text">
      <style:text-properties style:font-name="DejaVu Sans Condensed" officeooo:rsid="0062e4e3" style:font-name-complex="DejaVu Sans Condensed2"/>
    </style:style>
    <style:style style:name="T3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37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C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28"><text:span text:style-name="T31">3</text:span><text:span text:style-name="T32">0</text:span><text:span text:style-name="T31">1</text:span><text:span text:style-name="T27"> - </text:span><text:span text:style-name="T30">Flight - </text:span><text:span text:style-name="T26">Preflight, Takeoff, Landing</text:span><text:span text:style-name="T28">, </text:span><text:span text:style-name="T29">Performance Limits</text:span></text:p>
      <text:p text:style-name="P2"/>
      <text:p text:style-name="P3">To Rearm and Refuel, you must have engines off and canopy open</text:p>
      <text:list text:style-name="L1">
        <text:list-item>
          <text:p text:style-name="P14"><text:span text:style-name="T12">Shift-Bottom Thumb Button press</text:span> to turn off engines.</text:p>
        </text:list-item>
        <text:list-item>
          <text:p text:style-name="P14"><text:span text:style-name="T12">T7 up</text:span> to toggle canopy.</text:p>
        </text:list-item>
        <text:list-item>
          <text:p text:style-name="P14">When done, <text:span text:style-name="T12">Bottom Thumb Button press</text:span> to start engines. <text:s/>Make sure electrical power is on (<text:span text:style-name="T12">T1 switch</text:span>) <text:span text:style-name="T33">and throttle is at idle.</text:span></text:p>
        </text:list-item>
      </text:list>
      <text:p text:style-name="P1"/>
      <text:p text:style-name="P2">Before takeoff</text:p>
      <text:list text:style-name="L2">
        <text:list-item>
          <text:p text:style-name="P15"><text:span text:style-name="T12">Canopy</text:span> ... <text:span text:style-name="T12">Closed</text:span></text:p>
        </text:list-item>
        <text:list-item>
          <text:p text:style-name="P15"><text:span text:style-name="T12">Air brakes</text:span> ... <text:span text:style-name="T12">Closed</text:span></text:p>
        </text:list-item>
        <text:list-item>
          <text:p text:style-name="P21"><text:span text:style-name="T13">R</text:span><text:span text:style-name="T12">WR settings and volume</text:span><text:span text:style-name="T6"> ... </text:span><text:span text:style-name="T12">As needed</text:span></text:p>
        </text:list-item>
      </text:list>
      <text:p text:style-name="P4"/>
      <text:p text:style-name="P13"><text:span text:style-name="T13">T</text:span><text:span text:style-name="T12">akeoff</text:span></text:p>
      <text:list text:style-name="L3">
        <text:list-item>
          <text:p text:style-name="P27"><text:span text:style-name="T22">F</text:span><text:span text:style-name="T23">laps</text:span><text:span text:style-name="T18"> ... </text:span><text:span text:style-name="T24">Down</text:span><text:span text:style-name="T19">.</text:span></text:p>
        </text:list-item>
        <text:list-item>
          <text:p text:style-name="P22"><text:span text:style-name="T7">B</text:span><text:span text:style-name="T6">rakes will hold about 80% RPM.</text:span></text:p>
        </text:list-item>
        <text:list-item>
          <text:p text:style-name="P23"><text:span text:style-name="T7">B</text:span><text:span text:style-name="T6">egin takeoff run.</text:span></text:p>
        </text:list-item>
        <text:list-item>
          <text:p text:style-name="P24"><text:span text:style-name="T16">Gently</text:span><text:span text:style-name="T10"> r</text:span><text:span text:style-name="T8">otate at </text:span><text:span text:style-name="T9">160 kts </text:span><text:span text:style-name="T11">to 10-12 degrees</text:span><text:span text:style-name="T9">, </text:span><text:span text:style-name="T10">no more than 14 degrees or risk tail strike.</text:span></text:p>
        </text:list-item>
        <text:list-item>
          <text:p text:style-name="P25"><text:span text:style-name="T10">T</text:span><text:span text:style-name="T6">akeoff will be around 180 kts with full load (missiles and 3 tanks).</text:span></text:p>
        </text:list-item>
      </text:list>
      <text:p text:style-name="P12"/>
      <text:p text:style-name="P8">Climb</text:p>
      <text:list text:style-name="L4">
        <text:list-item>
          <text:p text:style-name="P16">Mil power: 350 kts to 0.9 Mach, then maintain 0.9 Mach.</text:p>
        </text:list-item>
        <text:list-item>
          <text:p text:style-name="P16">Max power (AB): 350 kts to 0.95 Mach, then 40 degrees maximum pitch.</text:p>
        </text:list-item>
      </text:list>
      <text:p text:style-name="P9"/>
      <text:p text:style-name="P5">Landing</text:p>
      <text:list text:style-name="L5">
        <text:list-item>
          <text:p text:style-name="P18">Under <text:span text:style-name="T34">250 kts</text:span>, put down <text:span text:style-name="T12">gear and flaps</text:span>.</text:p>
        </text:list-item>
        <text:list-item>
          <text:p text:style-name="P18">Landing speed: ??</text:p>
        </text:list-item>
      </text:list>
      <text:p text:style-name="P10"/>
      <text:p text:style-name="P7">RWR</text:p>
      <text:list text:style-name="L6">
        <text:list-item>
          <text:p text:style-name="P19"><text:span text:style-name="T12">Diamond</text:span> is most important threat.</text:p>
        </text:list-item>
        <text:list-item>
          <text:p text:style-name="P20"><text:span text:style-name="T12">Flashing Circle</text:span> is locked on to you.</text:p>
        </text:list-item>
        <text:list-item>
          <text:p text:style-name="P20"><text:span text:style-name="T12">Flashing Circle around Diamond with M</text:span> is incoming ARH missile.</text:p>
        </text:list-item>
        <text:list-item>
          <text:p text:style-name="P19"><text:span text:style-name="T14">Pointy </text:span><text:span text:style-name="T12">Hat</text:span> is airborne target.</text:p>
        </text:list-item>
        <text:list-item>
          <text:p text:style-name="P17"><text:span text:style-name="T15">Semicircle</text:span><text:span text:style-name="T12"> Over Top</text:span> is SAM or ground threat.</text:p>
        </text:list-item>
        <text:list-item>
          <text:p text:style-name="P20"><text:span text:style-name="T12">+</text:span> in the middle is ECM off, <text:span text:style-name="T12">*</text:span> in the middle is ECM on.</text:p>
        </text:list-item>
      </text:list>
      <text:list text:style-name="L7">
        <text:list-item>
          <text:p text:style-name="P29"><text:span text:style-name="T17">Press </text:span><text:span text:style-name="T21">Shift-E1 press</text:span><text:span text:style-name="T17"> to toggle RWR </text:span><text:span text:style-name="T20">on/off, </text:span><text:span text:style-name="T25">Shift-E1 rotate</text:span><text:span text:style-name="T20"> to adjust volume.</text:span></text:p>
        </text:list-item>
      </text:list>
      <text:p text:style-name="P11"/>
      <text:p text:style-name="P6">Performance limits</text:p>
      <text:list text:style-name="L8">
        <text:list-item>
          <text:p text:style-name="P30"><text:span text:style-name="T5">F</text:span><text:span text:style-name="T35">uel: </text:span><text:span text:style-name="T36">13455</text:span><text:span text:style-name="T35"> lbs internal</text:span></text:p>
          <text:list>
            <text:list-item>
              <text:p text:style-name="P30"><text:span text:style-name="T35">with </text:span><text:span text:style-name="T36">3</text:span><text:span text:style-name="T35">x drop tanks (</text:span><text:span text:style-name="T36">4114</text:span><text:span text:style-name="T35"> lbs ea.) = </text:span><text:span text:style-name="T36">25795</text:span><text:span text:style-name="T35"> lbs</text:span></text:p>
            </text:list-item>
          </text:list>
        </text:list-item>
        <text:list-item>
          <text:p text:style-name="P30"><text:span text:style-name="T1">Landing </text:span><text:span text:style-name="T2">g</text:span><text:span text:style-name="T1">ear </text:span><text:span text:style-name="T3">and flaps</text:span><text:span text:style-name="T1">: <text:s/></text:span><text:span text:style-name="T4">250 kts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15M38S</meta:editing-duration>
    <meta:editing-cycles>75</meta:editing-cycles>
    <meta:generator>LibreOffice/7.4.5.1$Windows_X86_64 LibreOffice_project/9c0871452b3918c1019dde9bfac75448afc4b57f</meta:generator>
    <dc:date>2024-06-22T10:52:25.086000000</dc:date>
    <meta:document-statistic meta:table-count="1" meta:image-count="0" meta:object-count="0" meta:page-count="1" meta:paragraph-count="39" meta:word-count="279" meta:character-count="1394" meta:non-whitespace-character-count="1177"/>
  </office:meta>
</office:document-meta>
</file>